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5.61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1d894"/>
    </style:style>
    <style:style style:name="ce3" style:family="table-cell" style:parent-style-name="Default">
      <style:table-cell-properties fo:background-color="#e6e64c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1d894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6e64c"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Senzori</text:p>
          </table:table-cell>
          <table:table-cell table:style-name="ce4"/>
          <table:table-cell table:style-name="ce1" table:number-columns-repeated="1022"/>
        </table:table-row>
        <table:table-row table:style-name="ro2">
          <table:table-cell office:value-type="string" calcext:value-type="string">
            <text:p>telecomandă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http://www.amber-security.ro/wireless-433-mhz/telecomanda-rc-86k-p1823.html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http://www.dipolnet.ro/telecomanda_radio_4_canale_ropam_tr-4_G7065.ht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zor de mișcare 433Mhz</text:p>
          </table:table-cell>
          <table:table-cell office:value-type="float" office:value="197.26" calcext:value-type="float">
            <text:p>197.26</text:p>
          </table:table-cell>
          <table:table-cell office:value-type="string" calcext:value-type="string">
            <text:p>http://www.amber-security.ro/wireless-433-mhz/pir-wireless-ja-60p-p1820.htm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zor ușă 433MH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duiino Pro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 FT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ene x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 senzor metan MQ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aza</text:p>
          </table:table-cell>
          <table:table-cell table:style-name="ce4"/>
          <table:table-cell table:style-name="ce1" table:number-columns-repeated="1022"/>
        </table:table-row>
        <table:table-row table:style-name="ro2">
          <table:table-cell table:style-name="ce2" office:value-type="string" calcext:value-type="string">
            <text:p>Arduino Uno</text:p>
          </table:table-cell>
          <table:table-cell table:style-name="ce6"/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Shield GSM</text:p>
          </table:table-cell>
          <table:table-cell table:style-name="ce7" office:value-type="string" calcext:value-type="string">
            <text:p>436 lei</text:p>
          </table:table-cell>
          <table:table-cell table:style-name="ce3" office:value-type="string" calcext:value-type="string">
            <text:p>http://www.robofun.ro/shields/arduino-gsm-shield-2-integrated-antenna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 calcext:value-type="string">
            <text:p>Receptor radio 433MHz</text:p>
          </table:table-cell>
          <table:table-cell table:style-name="ce6"/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Cartelă prepay cu sms-uri</text:p>
          </table:table-cell>
          <table:table-cell table:style-name="ce7"/>
          <table:table-cell table:style-name="ce3" office:value-type="string" calcext:value-type="string">
            <text:p>vodafone</text:p>
          </table:table-cell>
          <table:table-cell table:style-name="ce3"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7€ - 60 zile - 0.116€/zi (grație 300zil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7€ - 60 zile - 0.116€/zi (grație 240zile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limentator</text:p>
          </table:table-cell>
          <table:table-cell table:style-name="ce7" office:value-type="string" calcext:value-type="string">
            <text:p>45 lei</text:p>
          </table:table-cell>
          <table:table-cell table:style-name="ce3" office:value-type="string" calcext:value-type="string">
            <text:p>http://www.robofun.ro/alimentator-extern-arduino</text:p>
          </table:table-cell>
          <table:table-cell table:style-name="ce3"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]/[.B1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2]/[.B2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3]/[.B3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A4]/[.B4]" office:value-type="float" office:value="0.133333333333333" calcext:value-type="float">
            <text:p>0.1333333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A5]/[.B5]" office:value-type="float" office:value="0.116666666666667" calcext:value-type="float">
            <text:p>0.11666666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.A6]/[.B6]" office:value-type="float" office:value="0.122222222222222" calcext:value-type="float">
            <text:p>0.122222222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formula="of:=[.A7]/[.B7]" office:value-type="float" office:value="0.133333333333333" calcext:value-type="float">
            <text:p>0.133333333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formula="of:=[.A8]/[.B8]" office:value-type="float" office:value="0.173333333333333" calcext:value-type="float">
            <text:p>0.173333333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formula="of:=[.A9]/[.B9]" office:value-type="float" office:value="0.333333333333333" calcext:value-type="float">
            <text:p>0.333333333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[.A10]/[.B10]" office:value-type="float" office:value="0.666666666666667" calcext:value-type="float">
            <text:p>0.6666666667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]/[.B1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2]/[.B2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3]/[.B3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A4]/[.B4]" office:value-type="float" office:value="0.133333333333333" calcext:value-type="float">
            <text:p>0.1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A5]/[.B5]" office:value-type="float" office:value="0.166666666666667" calcext:value-type="float">
            <text:p>0.16666666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A6]/[.B6]" office:value-type="float" office:value="0.116666666666667" calcext:value-type="float">
            <text:p>0.116666666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formula="of:=[.A7]/[.B7]" office:value-type="float" office:value="0.133333333333333" calcext:value-type="float">
            <text:p>0.133333333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formula="of:=[.A8]/[.B8]" office:value-type="float" office:value="0.158333333333333" calcext:value-type="float">
            <text:p>0.158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3:07:44.487520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z </meta:initial-creator>
    <meta:creation-date>2015-12-31T09:22:48.513758761</meta:creation-date>
    <meta:generator>LibreOffice/5.0.2.2$Linux_X86_64 LibreOffice_project/00m0$Build-2</meta:generator>
    <dc:date>2016-01-02T13:54:57.890954881</dc:date>
    <dc:creator>Alez </dc:creator>
    <meta:editing-duration>PT6H18M41S</meta:editing-duration>
    <meta:editing-cycles>5</meta:editing-cycles>
    <meta:document-statistic meta:table-count="3" meta:cell-count="82" meta:object-count="0"/>
  </office:meta>
</office:document-meta>
</file>